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45636" calcext:value-type="float">
            <text:p>39.4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2020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201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2016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201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201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216" calcext:value-type="float">
            <text:p>36.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201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0432" calcext:value-type="float">
            <text:p>35.46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200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472" calcext:value-type="float">
            <text:p>34.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2008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42" calcext:value-type="float">
            <text:p>33.6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200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7788" calcext:value-type="float">
            <text:p>36.3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39610</text:p>
          </table:table-cell>
          <table:table-cell office:value-type="string" calcext:value-type="string">
            <text:p>199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